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0.604cm" fo:min-width="0.89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375cm"/>
      <style:paragraph-properties style:writing-mode="lr-tb"/>
    </style:style>
    <style:style style:name="gr5" style:family="graphic" style:parent-style-name="standard">
      <style:graphic-properties svg:stroke-width="0.051cm" svg:stroke-color="#000000" draw:marker-start-width="0.279cm" draw:marker-end-width="0.279cm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1.67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80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0.348cm" svg:height="0.35cm" svg:x="15.123cm" svg:y="7.008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line draw:style-name="gr2" draw:text-style-name="P2" draw:layer="layout" svg:x1="6.86cm" svg:y1="6.781cm" svg:x2="6.86cm" svg:y2="4.765cm">
            <text:p/>
          </draw:line>
          <draw:line draw:style-name="gr2" draw:text-style-name="P2" draw:layer="layout" svg:x1="6.86cm" svg:y1="6.781cm" svg:x2="6.86cm" svg:y2="4.765cm">
            <text:p/>
          </draw:line>
          <draw:line draw:style-name="gr2" draw:text-style-name="P2" draw:layer="layout" svg:x1="7.761cm" svg:y1="6.781cm" svg:x2="7.761cm" svg:y2="4.765cm">
            <text:p/>
          </draw:line>
          <draw:line draw:style-name="gr2" draw:text-style-name="P2" draw:layer="layout" svg:x1="8.98cm" svg:y1="5.788cm" svg:x2="7.757cm" svg:y2="5.772cm">
            <text:p/>
          </draw:line>
          <draw:line draw:style-name="gr2" draw:text-style-name="P2" draw:layer="layout" svg:x1="6.879cm" svg:y1="5.788cm" svg:x2="5.656cm" svg:y2="5.772cm">
            <text:p/>
          </draw:line>
        </draw:g>
        <draw:g xml:id="id4" draw:id="id4">
          <draw:line draw:style-name="gr2" draw:text-style-name="P2" draw:layer="layout" svg:x1="11.781cm" svg:y1="11.642cm" svg:x2="11.276cm" svg:y2="11.446cm">
            <text:p/>
          </draw:line>
          <draw:line draw:style-name="gr2" draw:text-style-name="P2" draw:layer="layout" svg:x1="12.267cm" svg:y1="11.021cm" svg:x2="11.277cm" svg:y2="11.449cm">
            <text:p/>
          </draw:line>
          <draw:line draw:style-name="gr2" draw:text-style-name="P2" draw:layer="layout" svg:x1="12.287cm" svg:y1="10.197cm" svg:x2="11.26cm" svg:y2="9.785cm">
            <text:p/>
          </draw:line>
          <draw:line draw:style-name="gr2" draw:text-style-name="P2" draw:layer="layout" svg:x1="12.291cm" svg:y1="11.041cm" svg:x2="11.264cm" svg:y2="10.629cm">
            <text:p/>
          </draw:line>
          <draw:line draw:style-name="gr2" draw:text-style-name="P2" draw:layer="layout" svg:x1="12.28cm" svg:y1="10.18cm" svg:x2="11.29cm" svg:y2="10.608cm">
            <text:p/>
          </draw:line>
          <draw:line draw:style-name="gr2" draw:text-style-name="P2" draw:layer="layout" svg:x1="12.244cm" svg:y1="9.346cm" svg:x2="11.254cm" svg:y2="9.774cm">
            <text:p/>
          </draw:line>
          <draw:line draw:style-name="gr2" draw:text-style-name="P2" draw:layer="layout" svg:x1="12.195cm" svg:y1="9.354cm" svg:x2="11.69cm" svg:y2="9.158cm">
            <text:p/>
          </draw:line>
        </draw:g>
        <draw:g xml:id="id5" draw:id="id5">
          <draw:glue-point draw:id="4" svg:x="-4.828cm" svg:y="-2.346cm"/>
          <draw:glue-point draw:id="5" svg:x="-4.828cm" svg:y="2.296cm"/>
          <draw:custom-shape draw:style-name="gr3" draw:text-style-name="P3" draw:layer="layout" svg:width="2.796cm" svg:height="2.563cm" draw:transform="rotate (1.5707963267949) translate (15.037cm 7.767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4" draw:text-style-name="P4" draw:layer="layout" svg:width="0.875cm" svg:height="2.384cm" svg:x="15.028cm" svg:y="5.236cm">
            <draw:text-box>
              <text:p>+</text:p>
              <text:p/>
              <text:p>-</text:p>
            </draw:text-box>
          </draw:frame>
        </draw:g>
        <draw:g xml:id="id8" draw:id="id8">
          <draw:line draw:style-name="gr2" draw:text-style-name="P2" draw:layer="layout" svg:x1="15.602cm" svg:y1="8.912cm" svg:x2="15.784cm" svg:y2="8.416cm">
            <text:p/>
          </draw:line>
          <draw:line draw:style-name="gr2" draw:text-style-name="P2" draw:layer="layout" svg:x1="16.162cm" svg:y1="9.426cm" svg:x2="15.78cm" svg:y2="8.417cm">
            <text:p/>
          </draw:line>
          <draw:line draw:style-name="gr2" draw:text-style-name="P2" draw:layer="layout" svg:x1="16.91cm" svg:y1="9.483cm" svg:x2="17.292cm" svg:y2="8.474cm">
            <text:p/>
          </draw:line>
          <draw:line draw:style-name="gr2" draw:text-style-name="P2" draw:layer="layout" svg:x1="16.143cm" svg:y1="9.45cm" svg:x2="16.525cm" svg:y2="8.441cm">
            <text:p/>
          </draw:line>
          <draw:line draw:style-name="gr2" draw:text-style-name="P2" draw:layer="layout" svg:x1="16.926cm" svg:y1="9.477cm" svg:x2="16.544cm" svg:y2="8.468cm">
            <text:p/>
          </draw:line>
          <draw:line draw:style-name="gr2" draw:text-style-name="P2" draw:layer="layout" svg:x1="17.683cm" svg:y1="9.478cm" svg:x2="17.301cm" svg:y2="8.469cm">
            <text:p/>
          </draw:line>
          <draw:line draw:style-name="gr2" draw:text-style-name="P2" draw:layer="layout" svg:x1="17.676cm" svg:y1="9.428cm" svg:x2="17.858cm" svg:y2="8.932cm">
            <text:p/>
          </draw:line>
        </draw:g>
        <draw:g xml:id="id9" draw:id="id9">
          <draw:line draw:style-name="gr2" draw:text-style-name="P2" draw:layer="layout" svg:x1="14.28cm" svg:y1="13.237cm" svg:x2="13.775cm" svg:y2="13.041cm">
            <text:p/>
          </draw:line>
          <draw:line draw:style-name="gr2" draw:text-style-name="P2" draw:layer="layout" svg:x1="14.766cm" svg:y1="12.616cm" svg:x2="13.776cm" svg:y2="13.044cm">
            <text:p/>
          </draw:line>
          <draw:line draw:style-name="gr2" draw:text-style-name="P2" draw:layer="layout" svg:x1="14.786cm" svg:y1="11.792cm" svg:x2="13.759cm" svg:y2="11.38cm">
            <text:p/>
          </draw:line>
          <draw:line draw:style-name="gr2" draw:text-style-name="P2" draw:layer="layout" svg:x1="14.79cm" svg:y1="12.636cm" svg:x2="13.763cm" svg:y2="12.224cm">
            <text:p/>
          </draw:line>
          <draw:line draw:style-name="gr2" draw:text-style-name="P2" draw:layer="layout" svg:x1="14.779cm" svg:y1="11.775cm" svg:x2="13.789cm" svg:y2="12.203cm">
            <text:p/>
          </draw:line>
          <draw:line draw:style-name="gr2" draw:text-style-name="P2" draw:layer="layout" svg:x1="14.743cm" svg:y1="10.941cm" svg:x2="13.753cm" svg:y2="11.369cm">
            <text:p/>
          </draw:line>
          <draw:line draw:style-name="gr2" draw:text-style-name="P2" draw:layer="layout" svg:x1="14.694cm" svg:y1="10.949cm" svg:x2="14.189cm" svg:y2="10.753cm">
            <text:p/>
          </draw:line>
        </draw:g>
        <draw:g xml:id="id11" draw:id="id11">
          <draw:line draw:style-name="gr2" draw:text-style-name="P2" draw:layer="layout" svg:x1="20.271cm" svg:y1="6.372cm" svg:x2="20.453cm" svg:y2="5.876cm">
            <text:p/>
          </draw:line>
          <draw:line draw:style-name="gr2" draw:text-style-name="P2" draw:layer="layout" svg:x1="20.831cm" svg:y1="6.886cm" svg:x2="20.449cm" svg:y2="5.877cm">
            <text:p/>
          </draw:line>
          <draw:line draw:style-name="gr2" draw:text-style-name="P2" draw:layer="layout" svg:x1="21.579cm" svg:y1="6.943cm" svg:x2="21.961cm" svg:y2="5.934cm">
            <text:p/>
          </draw:line>
          <draw:line draw:style-name="gr2" draw:text-style-name="P2" draw:layer="layout" svg:x1="20.812cm" svg:y1="6.91cm" svg:x2="21.194cm" svg:y2="5.901cm">
            <text:p/>
          </draw:line>
          <draw:line draw:style-name="gr2" draw:text-style-name="P2" draw:layer="layout" svg:x1="21.595cm" svg:y1="6.937cm" svg:x2="21.213cm" svg:y2="5.928cm">
            <text:p/>
          </draw:line>
          <draw:line draw:style-name="gr2" draw:text-style-name="P2" draw:layer="layout" svg:x1="22.352cm" svg:y1="6.938cm" svg:x2="21.97cm" svg:y2="5.929cm">
            <text:p/>
          </draw:line>
          <draw:line draw:style-name="gr2" draw:text-style-name="P2" draw:layer="layout" svg:x1="22.345cm" svg:y1="6.888cm" svg:x2="22.527cm" svg:y2="6.392cm">
            <text:p/>
          </draw:line>
        </draw:g>
        <draw:g xml:id="id13" draw:id="id13">
          <draw:line draw:style-name="gr2" draw:text-style-name="P2" draw:layer="layout" svg:x1="22.911cm" svg:y1="10.613cm" svg:x2="24.927cm" svg:y2="10.613cm">
            <text:p/>
          </draw:line>
          <draw:line draw:style-name="gr2" draw:text-style-name="P2" draw:layer="layout" svg:x1="22.911cm" svg:y1="10.613cm" svg:x2="24.927cm" svg:y2="10.613cm">
            <text:p/>
          </draw:line>
          <draw:line draw:style-name="gr2" draw:text-style-name="P2" draw:layer="layout" svg:x1="22.911cm" svg:y1="11.513cm" svg:x2="24.927cm" svg:y2="11.513cm">
            <text:p/>
          </draw:line>
          <draw:line draw:style-name="gr2" draw:text-style-name="P2" draw:layer="layout" svg:x1="23.905cm" svg:y1="12.729cm" svg:x2="23.921cm" svg:y2="11.506cm">
            <text:p/>
          </draw:line>
          <draw:line draw:style-name="gr2" draw:text-style-name="P2" draw:layer="layout" svg:x1="23.905cm" svg:y1="10.631cm" svg:x2="23.921cm" svg:y2="9.408cm">
            <text:p/>
          </draw:line>
        </draw:g>
        <draw:g xml:id="id14" draw:id="id14">
          <draw:line draw:style-name="gr2" draw:text-style-name="P2" draw:layer="layout" svg:x1="15.654cm" svg:y1="15.974cm" svg:x2="11.647cm" svg:y2="15.999cm">
            <text:p/>
          </draw:line>
          <draw:line draw:style-name="gr2" draw:text-style-name="P2" draw:layer="layout" svg:x1="15.656cm" svg:y1="15.96cm" svg:x2="11.649cm" svg:y2="15.985cm">
            <text:p/>
          </draw:line>
          <draw:line draw:style-name="gr2" draw:text-style-name="P2" draw:layer="layout" svg:x1="12.741cm" svg:y1="16.528cm" svg:x2="14.732cm" svg:y2="16.528cm">
            <text:p/>
          </draw:line>
          <draw:line draw:style-name="gr2" draw:text-style-name="P2" draw:layer="layout" svg:x1="13.279cm" svg:y1="17.002cm" svg:x2="14.236cm" svg:y2="17.002cm">
            <text:p/>
          </draw:line>
          <draw:line draw:style-name="gr2" draw:text-style-name="P2" draw:layer="layout" svg:x1="13.703cm" svg:y1="15.94cm" svg:x2="13.719cm" svg:y2="14.717cm">
            <text:p/>
          </draw:line>
        </draw:g>
        <draw:connector draw:style-name="gr5" draw:text-style-name="P3" draw:layer="layout" draw:line-skew="-0.997cm" svg:x1="3.768cm" svg:y1="5.78cm" svg:x2="5.656cm" svg:y2="5.773cm" draw:start-shape="id1" draw:start-glue-point="10" draw:end-shape="id2" svg:d="M3768 5780h-77v-7h1965" svg:viewBox="0 0 1966 8">
          <text:p/>
        </draw:connector>
        <draw:connector draw:style-name="gr5" draw:text-style-name="P3" draw:layer="layout" draw:line-skew="1.494cm" svg:x1="8.98cm" svg:y1="5.773cm" svg:x2="11.621cm" svg:y2="5.781cm" draw:start-shape="id2" draw:start-glue-point="1" draw:end-shape="id3" draw:end-glue-point="6" svg:d="M8980 5773h2839v8h-198" svg:viewBox="0 0 2840 9">
          <text:p/>
        </draw:connector>
        <draw:connector draw:style-name="gr5" draw:text-style-name="P3" draw:layer="layout" draw:line-skew="-0.754cm" svg:x1="11.795cm" svg:y1="5.956cm" svg:x2="11.772cm" svg:y2="9.158cm" draw:start-shape="id3" draw:start-glue-point="8" draw:end-shape="id4" draw:end-glue-point="0" svg:d="M11795 5956v823h-23v2379" svg:viewBox="0 0 24 3203">
          <text:p/>
        </draw:connector>
        <draw:connector draw:style-name="gr5" draw:text-style-name="P3" draw:layer="layout" draw:line-skew="-1.731cm" svg:x1="11.969cm" svg:y1="5.781cm" svg:x2="15.072cm" svg:y2="5.714cm" draw:start-shape="id3" draw:start-glue-point="10" draw:end-shape="id5" draw:end-glue-point="4" svg:d="M11969 5781h-200v-67h3303" svg:viewBox="0 0 3304 68">
          <text:p/>
        </draw:connector>
        <draw:connector draw:style-name="gr5" draw:text-style-name="P3" draw:layer="layout" svg:x1="14.396cm" svg:y1="8.707cm" svg:x2="15.123cm" svg:y2="7.183cm" draw:start-shape="id6" draw:start-glue-point="4" draw:end-shape="id7" draw:end-glue-point="6" svg:d="M14396 8707v-1524h727" svg:viewBox="0 0 728 1525">
          <text:p/>
        </draw:connector>
        <draw:connector draw:style-name="gr5" draw:text-style-name="P3" draw:layer="layout" draw:line-skew="-0.498cm" svg:x1="14.57cm" svg:y1="8.882cm" svg:x2="15.602cm" svg:y2="8.949cm" draw:start-shape="id6" draw:start-glue-point="10" draw:end-shape="id8" draw:end-glue-point="3" svg:d="M14570 8882h-6v67h1038" svg:viewBox="0 0 1039 68">
          <text:p/>
        </draw:connector>
        <draw:connector draw:style-name="gr5" draw:text-style-name="P3" draw:layer="layout" draw:line-skew="0.926cm" svg:x1="14.396cm" svg:y1="9.057cm" svg:x2="14.271cm" svg:y2="10.753cm" draw:start-shape="id6" draw:start-glue-point="8" draw:end-shape="id9" draw:end-glue-point="0" svg:d="M14396 9057v1750h-125v-54" svg:viewBox="0 0 126 1751">
          <text:p/>
        </draw:connector>
        <draw:connector draw:style-name="gr5" draw:text-style-name="P3" draw:layer="layout" svg:x1="17.858cm" svg:y1="8.949cm" svg:x2="18.796cm" svg:y2="6.557cm" draw:start-shape="id8" draw:start-glue-point="1" draw:end-shape="id10" draw:end-glue-point="8" svg:d="M17858 8949h938v-2392" svg:viewBox="0 0 939 2393">
          <text:p/>
        </draw:connector>
        <draw:connector draw:style-name="gr5" draw:text-style-name="P3" draw:layer="layout" draw:line-skew="1.401cm" svg:x1="17.601cm" svg:y1="6.369cm" svg:x2="20.271cm" svg:y2="6.409cm" draw:start-shape="id5" draw:start-glue-point="1" draw:end-shape="id11" draw:end-glue-point="3" svg:d="M17601 6369h2712v40h-42" svg:viewBox="0 0 2713 41">
          <text:p/>
        </draw:connector>
        <draw:custom-shape draw:style-name="gr1" draw:text-style-name="P1" xml:id="id10" draw:id="id10" draw:layer="layout" svg:width="0.348cm" svg:height="0.35cm" svg:x="18.622cm" svg:y="6.207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348cm" svg:height="0.35cm" svg:x="14.222cm" svg:y="8.707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348cm" svg:height="0.35cm" svg:x="11.621cm" svg:y="5.606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348cm" svg:height="0.35cm" svg:x="3.42cm" svg:y="5.605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line-skew="-0.673cm" svg:x1="22.527cm" svg:y1="6.409cm" svg:x2="23.723cm" svg:y2="6.383cm" draw:start-shape="id11" draw:start-glue-point="1" draw:end-shape="id12" draw:end-glue-point="6" svg:d="M22527 6409h-50v-26h1246" svg:viewBox="0 0 1247 27">
          <text:p/>
        </draw:connector>
        <draw:connector draw:style-name="gr5" draw:text-style-name="P3" draw:layer="layout" draw:line-skew="-1.597cm" svg:x1="23.897cm" svg:y1="6.558cm" svg:x2="23.919cm" svg:y2="9.408cm" draw:start-shape="id12" draw:start-glue-point="8" draw:end-shape="id13" draw:end-glue-point="0" svg:d="M23897 6558v-196h22v3046" svg:viewBox="0 0 23 3047">
          <text:p/>
        </draw:connector>
        <draw:custom-shape draw:style-name="gr1" draw:text-style-name="P1" xml:id="id12" draw:id="id12" draw:layer="layout" svg:width="0.348cm" svg:height="0.35cm" svg:x="23.723cm" svg:y="6.208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line-skew="0.894cm" svg:x1="23.919cm" svg:y1="12.729cm" svg:x2="13.651cm" svg:y2="14.717cm" draw:start-shape="id13" draw:start-glue-point="2" draw:end-shape="id14" draw:end-glue-point="0" svg:d="M23919 12729v1888h-10268v100" svg:viewBox="0 0 10269 1989">
          <text:p/>
        </draw:connector>
        <draw:connector draw:style-name="gr5" draw:text-style-name="P3" draw:layer="layout" draw:line-skew="0.64cm" svg:x1="14.271cm" svg:y1="13.237cm" svg:x2="13.651cm" svg:y2="14.717cm" draw:start-shape="id9" draw:start-glue-point="2" draw:end-shape="id14" draw:end-glue-point="0" svg:d="M14271 13237v1380h-620v100" svg:viewBox="0 0 621 1481">
          <text:p/>
        </draw:connector>
        <draw:connector draw:style-name="gr5" draw:text-style-name="P3" draw:layer="layout" draw:line-skew="1.383cm" svg:x1="11.772cm" svg:y1="11.642cm" svg:x2="13.651cm" svg:y2="14.717cm" draw:start-shape="id4" draw:start-glue-point="2" draw:end-shape="id14" draw:end-glue-point="0" svg:d="M11772 11642v2921h1879v154" svg:viewBox="0 0 1880 3076">
          <text:p/>
        </draw:connector>
        <draw:custom-shape draw:style-name="gr1" draw:text-style-name="P1" xml:id="id17" draw:id="id17" draw:layer="layout" svg:width="0.348cm" svg:height="0.35cm" svg:x="26.123cm" svg:y="6.208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0.348cm" svg:height="0.35cm" svg:x="26.124cm" svg:y="14.409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line-skew="-6.204cm" svg:x1="13.871cm" svg:y1="14.683cm" svg:x2="26.124cm" svg:y2="14.584cm" draw:start-shape="id15" draw:start-glue-point="10" draw:end-shape="id16" draw:end-glue-point="6" svg:d="M13871 14683h-77v-99h12330" svg:viewBox="0 0 12331 100">
          <text:p/>
        </draw:connector>
        <draw:connector draw:style-name="gr5" draw:text-style-name="P3" draw:layer="layout" svg:x1="24.071cm" svg:y1="6.383cm" svg:x2="26.123cm" svg:y2="6.383cm" draw:start-shape="id12" draw:start-glue-point="10" draw:end-shape="id17" draw:end-glue-point="6" svg:d="M24071 6383h2052" svg:viewBox="0 0 2053 1">
          <text:p/>
        </draw:connector>
        <draw:frame draw:style-name="gr6" draw:text-style-name="P4" draw:layer="layout" svg:width="2.159cm" svg:height="1.927cm" svg:x="6.842cm" svg:y="6.947cm">
          <draw:text-box>
            <text:p>C1</text:p>
          </draw:text-box>
        </draw:frame>
        <draw:frame draw:style-name="gr7" draw:text-style-name="P4" draw:layer="layout" svg:width="2.032cm" svg:height="1.143cm" svg:x="6.461cm" svg:y="7.604cm">
          <draw:text-box>
            <text:p>220n</text:p>
          </draw:text-box>
        </draw:frame>
        <draw:frame draw:style-name="gr6" draw:text-style-name="P4" draw:layer="layout" svg:width="2.159cm" svg:height="1.927cm" svg:x="25.765cm" svg:y="10.63cm">
          <draw:text-box>
            <text:p>C2</text:p>
          </draw:text-box>
        </draw:frame>
        <draw:frame draw:style-name="gr8" draw:text-style-name="P4" draw:layer="layout" svg:width="3.316cm" svg:height="2.384cm" svg:x="25.13cm" svg:y="11.541cm">
          <draw:text-box>
            <text:p>(x2 220n = 110n)</text:p>
          </draw:text-box>
        </draw:frame>
        <draw:connector draw:style-name="gr5" draw:text-style-name="P3" draw:layer="layout" draw:line-skew="-6.204cm" svg:x1="3.584cm" svg:y1="14.69cm" svg:x2="15.837cm" svg:y2="14.591cm" svg:d="M3584 14690h-77v-99h12330" svg:viewBox="0 0 12331 100">
          <text:p/>
        </draw:connector>
        <draw:custom-shape draw:style-name="gr1" draw:text-style-name="P1" xml:id="id15" draw:id="id15" draw:layer="layout" svg:width="0.348cm" svg:height="0.35cm" svg:x="13.523cm" svg:y="14.508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48cm" svg:height="0.35cm" svg:x="3.286cm" svg:y="14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2.159cm" svg:height="2.058cm" svg:x="9.636cm" svg:y="9.763cm">
          <draw:text-box>
            <text:p>R1</text:p>
          </draw:text-box>
        </draw:frame>
        <draw:frame draw:style-name="gr7" draw:text-style-name="P4" draw:layer="layout" svg:width="2.032cm" svg:height="1.143cm" svg:x="9.636cm" svg:y="10.398cm">
          <draw:text-box>
            <text:p>1k</text:p>
          </draw:text-box>
        </draw:frame>
        <draw:frame draw:style-name="gr6" draw:text-style-name="P4" draw:layer="layout" svg:width="2.159cm" svg:height="1.927cm" svg:x="20.558cm" svg:y="6.969cm">
          <draw:text-box>
            <text:p>R2</text:p>
          </draw:text-box>
        </draw:frame>
        <draw:frame draw:style-name="gr7" draw:text-style-name="P4" draw:layer="layout" svg:width="2.032cm" svg:height="1.143cm" svg:x="20.558cm" svg:y="7.731cm">
          <draw:text-box>
            <text:p>1k</text:p>
          </draw:text-box>
        </draw:frame>
        <draw:frame draw:style-name="gr6" draw:text-style-name="P4" draw:layer="layout" svg:width="2.159cm" svg:height="1.927cm" svg:x="16.24cm" svg:y="9.636cm">
          <draw:text-box>
            <text:p>R3</text:p>
          </draw:text-box>
        </draw:frame>
        <draw:frame draw:style-name="gr10" draw:text-style-name="P4" draw:layer="layout" svg:width="2.159cm" svg:height="0.99cm" svg:x="14.81cm" svg:y="12.049cm">
          <draw:text-box>
            <text:p>R2</text:p>
          </draw:text-box>
        </draw:frame>
        <draw:frame draw:style-name="gr7" draw:text-style-name="P4" draw:layer="layout" svg:width="2.065cm" svg:height="1.143cm" svg:x="15.859cm" svg:y="10.398cm">
          <draw:text-box>
            <text:p>100k</text:p>
          </draw:text-box>
        </draw:frame>
        <draw:frame draw:style-name="gr7" draw:text-style-name="P4" draw:layer="layout" svg:width="2.032cm" svg:height="1.143cm" svg:x="14.843cm" svg:y="12.811cm">
          <draw:text-box>
            <text:p>1k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05T17:59:24.899587699</meta:creation-date>
    <dc:date>2021-06-08T16:49:17.560000000</dc:date>
    <meta:editing-duration>PT27M12S</meta:editing-duration>
    <meta:editing-cycles>8</meta:editing-cycles>
    <meta:generator>LibreOffice/7.1.1.2$Windows_X86_64 LibreOffice_project/fe0b08f4af1bacafe4c7ecc87ce55bb426164676</meta:generator>
    <meta:document-statistic meta:object-count="92"/>
  </office:meta>
</office:document-meta>
</file>